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3.1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style:use-window-font-color="true" loext:opacity="0%" style:font-name="Arial1" fo:font-size="11pt" fo:language="fr" fo:country="FR" fo:font-style="normal" fo:font-weight="normal" officeooo:rsid="00654670" officeooo:paragraph-rsid="020dd2d0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style="normal" fo:font-weight="normal" officeooo:rsid="018d8272" officeooo:paragraph-rsid="014db189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style="normal" fo:font-weight="normal" officeooo:rsid="02192af9" officeooo:paragraph-rsid="02192af9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1pt" fo:language="fr" fo:country="FR" fo:font-style="normal" fo:font-weight="normal" officeooo:rsid="01d8e437" officeooo:paragraph-rsid="01d8e437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style:use-window-font-color="true" loext:opacity="0%" style:font-name="Arial1" fo:font-size="10.5pt" fo:language="fr" fo:country="FR" fo:font-style="normal" fo:font-weight="normal" officeooo:rsid="00668f43" officeooo:paragraph-rsid="021dc0e0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654670" officeooo:paragraph-rsid="020dd2d0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23214ca" officeooo:paragraph-rsid="023214ca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3214ca" officeooo:paragraph-rsid="023214ca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b8ef9" officeooo:paragraph-rsid="01a8f218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4db189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7a4ea" officeooo:paragraph-rsid="01d7a4ea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8e437" officeooo:paragraph-rsid="01d8e437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0b8ef9" officeooo:paragraph-rsid="01a8f218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8d8272" fo:background-color="transparent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4db189" fo:background-color="transparent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1780a9" officeooo:paragraph-rsid="021780a9" fo:background-color="transparent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able_20_Contents">
      <style:text-properties fo:color="#18a303" loext:opacity="100%" style:font-name="Arial1" fo:font-size="12pt" fo:language="fr" fo:country="FR" fo:font-style="normal" fo:font-weight="bold" officeooo:rsid="0235a3ac" officeooo:paragraph-rsid="0235a3ac" fo:background-color="transparent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39e144" officeooo:paragraph-rsid="0239e144" fo:background-color="transparent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00bc38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930f11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f89511" officeooo:paragraph-rsid="01f89511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18a303" loext:opacity="100%" style:font-name="Arial1" fo:font-size="12pt" fo:language="fr" fo:country="FR" fo:font-style="normal" fo:font-weight="bold" officeooo:rsid="018d8272" officeooo:paragraph-rsid="014db189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3a9ba1" officeooo:paragraph-rsid="023a9ba1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color="#18a303" loext:opacity="100%" style:font-name="Arial1" fo:font-size="12pt" fo:language="fr" fo:country="FR" fo:font-style="normal" fo:font-weight="bold" officeooo:rsid="020b8ef9" officeooo:paragraph-rsid="01a8f218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a8f218" officeooo:paragraph-rsid="01a8f218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ced6e8" officeooo:paragraph-rsid="01ced6e8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d24de3" officeooo:paragraph-rsid="01d24de3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d3c017" officeooo:paragraph-rsid="01d3c017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style="normal" fo:font-weight="bold" officeooo:rsid="01d555ba" officeooo:paragraph-rsid="01d555ba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text-properties fo:color="#18a303" loext:opacity="100%" style:font-name="Arial1" fo:font-size="12pt" fo:language="fr" fo:country="FR" fo:font-style="normal" fo:font-weight="bold" officeooo:rsid="021780a9" officeooo:paragraph-rsid="021780a9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text-properties fo:color="#18a303" loext:opacity="100%" style:font-name="Arial1" fo:font-size="12pt" fo:language="fr" fo:country="FR" fo:font-style="normal" fo:font-weight="bold" officeooo:rsid="00654670" officeooo:paragraph-rsid="02083f1c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text-properties fo:color="#18a303" loext:opacity="100%" style:font-name="Arial1" fo:font-size="12pt" fo:language="fr" fo:country="FR" fo:font-style="normal" fo:font-weight="bold" officeooo:rsid="007909e8" officeooo:paragraph-rsid="020a0639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text-properties fo:color="#18a303" loext:opacity="100%" style:font-name="Arial1" fo:font-size="12pt" fo:language="fr" fo:country="FR" fo:font-style="normal" fo:font-weight="bold" officeooo:rsid="007909e8" officeooo:paragraph-rsid="020bf03d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text-properties fo:color="#18a303" loext:opacity="100%" style:font-name="Arial1" fo:font-size="12pt" fo:language="fr" fo:country="FR" fo:font-style="normal" fo:font-weight="bold" officeooo:rsid="007909e8" officeooo:paragraph-rsid="020c462d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text-properties fo:color="#18a303" loext:opacity="100%" style:font-name="Arial1" fo:font-size="12pt" fo:language="fr" fo:country="FR" fo:font-style="normal" fo:font-weight="bold" officeooo:rsid="023a9ba1" officeooo:paragraph-rsid="023a9ba1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text-properties fo:color="#18a303" loext:opacity="100%" style:font-name="Liberation Serif" fo:font-size="12pt" fo:language="fr" fo:country="FR" fo:font-style="normal" fo:font-weight="bold" officeooo:rsid="023a9ba1" officeooo:paragraph-rsid="023a9ba1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break-before="page"/>
      <style:text-properties fo:color="#18a303" loext:opacity="100%" style:font-name="Liberation Serif" fo:font-size="12pt" fo:language="fr" fo:country="FR" fo:font-style="normal" fo:font-weight="bold" officeooo:rsid="023a9ba1" officeooo:paragraph-rsid="023a9ba1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23291da"/>
    </style:style>
    <style:style style:name="T2" style:family="text">
      <style:text-properties officeooo:rsid="0236c89b"/>
    </style:style>
    <style:style style:name="T3" style:family="text">
      <style:text-properties officeooo:rsid="0239366b"/>
    </style:style>
    <style:style style:name="T4" style:family="text">
      <style:text-properties officeooo:rsid="02342b02"/>
    </style:style>
    <style:style style:name="T5" style:family="text">
      <style:text-properties officeooo:rsid="02113d8a"/>
    </style:style>
    <style:style style:name="T6" style:family="text">
      <style:text-properties officeooo:rsid="0239e144"/>
    </style:style>
    <style:style style:name="T7" style:family="text">
      <style:text-properties officeooo:rsid="023a9ba1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190183136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5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24">1</text:p>
          </table:table-cell>
          <table:table-cell table:style-name="Tableau1.A2" office:value-type="string">
            <text:p text:style-name="P26">20220<text:span text:style-name="T6">901</text:span> <text:span text:style-name="T6">1</text:span><text:span text:style-name="T7">1</text:span>:<text:span text:style-name="T7">50</text:span></text:p>
          </table:table-cell>
          <table:table-cell table:style-name="Tableau1.A2" office:value-type="string">
            <text:p text:style-name="P27">Appel</text:p>
          </table:table-cell>
          <table:table-cell table:style-name="Tableau1.D2" office:value-type="float" office:value="0">
            <text:p text:style-name="P28">0</text:p>
          </table:table-cell>
          <table:table-cell table:style-name="Tableau1.D2" table:formula="ooow:&lt;D2&gt;" office:value-type="float" office:value="0">
            <text:p text:style-name="P29">0</text:p>
          </table:table-cell>
          <table:table-cell table:style-name="Tableau1.F2" office:value-type="string">
            <text:p text:style-name="P30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31">2</text:p>
          </table:table-cell>
          <table:table-cell table:style-name="Tableau1.B3" office:value-type="string">
            <text:p text:style-name="P40"/>
          </table:table-cell>
          <table:table-cell table:style-name="Tableau1.C3" office:value-type="string">
            <text:p text:style-name="P46">Définition</text:p>
          </table:table-cell>
          <table:table-cell table:style-name="Tableau1.D3" office:value-type="float" office:value="10">
            <text:p text:style-name="P33">10</text:p>
          </table:table-cell>
          <table:table-cell table:style-name="Tableau1.E3" table:formula="ooow:&lt;E2&gt;+&lt;D3&gt;" office:value-type="float" office:value="10">
            <text:p text:style-name="P34">10</text:p>
          </table:table-cell>
          <table:table-cell table:style-name="Tableau1.F3" office:value-type="string">
            <text:p text:style-name="P35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32">3</text:p>
          </table:table-cell>
          <table:table-cell table:style-name="Tableau1.B4" office:value-type="string">
            <text:p text:style-name="P40"/>
          </table:table-cell>
          <table:table-cell table:style-name="Tableau1.C4" office:value-type="string">
            <text:p text:style-name="P47">Comment vérifier qu’une suite est géométrique ?</text:p>
          </table:table-cell>
          <table:table-cell table:style-name="Tableau1.D4" office:value-type="float" office:value="10">
            <text:p text:style-name="P33">10</text:p>
          </table:table-cell>
          <table:table-cell table:style-name="Tableau1.E4" table:formula="ooow:&lt;E3&gt;+&lt;D4&gt;" office:value-type="float" office:value="20">
            <text:p text:style-name="P34">20</text:p>
          </table:table-cell>
          <table:table-cell table:style-name="Tableau1.F4" office:value-type="string">
            <text:p text:style-name="P35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25">4</text:p>
          </table:table-cell>
          <table:table-cell table:style-name="Tableau1.B5" office:value-type="string">
            <text:p text:style-name="P40"/>
          </table:table-cell>
          <table:table-cell table:style-name="Tableau1.C5" office:value-type="string">
            <text:p text:style-name="P46">Comment calculer un terme quelconque d’une suite géométrique ?</text:p>
          </table:table-cell>
          <table:table-cell table:style-name="Tableau1.D5" office:value-type="float" office:value="10">
            <text:p text:style-name="P33">10</text:p>
          </table:table-cell>
          <table:table-cell table:style-name="Tableau1.E5" table:formula="ooow:&lt;E4&gt;+&lt;D5&gt;" office:value-type="float" office:value="30">
            <text:p text:style-name="P34">30</text:p>
          </table:table-cell>
          <table:table-cell table:style-name="Tableau1.F5" office:value-type="string">
            <text:p text:style-name="P36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32">5</text:p>
          </table:table-cell>
          <table:table-cell table:style-name="Tableau1.B6" office:value-type="string">
            <text:p text:style-name="P41"/>
          </table:table-cell>
          <table:table-cell table:style-name="Tableau1.C6" office:value-type="string">
            <text:p text:style-name="P46">Comment calculer la somme S de N termes consécutifs d’une suite géométrique</text:p>
          </table:table-cell>
          <table:table-cell table:style-name="Tableau1.D6" office:value-type="float" office:value="10">
            <text:p text:style-name="P33">10</text:p>
          </table:table-cell>
          <table:table-cell table:style-name="Tableau1.E6" table:formula="ooow:&lt;E5&gt;+&lt;D6&gt;" office:value-type="float" office:value="40">
            <text:p text:style-name="P34">40</text:p>
          </table:table-cell>
          <table:table-cell table:style-name="Tableau1.F6" office:value-type="string">
            <text:p text:style-name="P37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32">6</text:p>
          </table:table-cell>
          <table:table-cell table:style-name="Tableau1.B7" office:value-type="string">
            <text:p text:style-name="P42"/>
          </table:table-cell>
          <table:table-cell table:style-name="Tableau1.C7" office:value-type="string">
            <text:p text:style-name="P45">Représentation graphique d’une suite</text:p>
          </table:table-cell>
          <table:table-cell table:style-name="Tableau1.D7" office:value-type="float" office:value="15">
            <text:p text:style-name="P33">15</text:p>
          </table:table-cell>
          <table:table-cell table:style-name="Tableau1.E7" table:formula="ooow:&lt;E6&gt;+&lt;D7&gt;" office:value-type="float" office:value="55">
            <text:p text:style-name="P34">55</text:p>
          </table:table-cell>
          <table:table-cell table:style-name="Tableau1.F7" office:value-type="string">
            <text:p text:style-name="P38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32">7</text:p>
          </table:table-cell>
          <table:table-cell table:style-name="Tableau1.B8" office:value-type="string">
            <text:p text:style-name="P43"/>
          </table:table-cell>
          <table:table-cell table:style-name="Tableau1.C8" office:value-type="string">
            <text:p text:style-name="P45">Sens de variation ou monotonie</text:p>
          </table:table-cell>
          <table:table-cell table:style-name="Tableau1.D8" office:value-type="float" office:value="15">
            <text:p text:style-name="P33">15</text:p>
          </table:table-cell>
          <table:table-cell table:style-name="Tableau1.E8" table:formula="ooow:&lt;E7&gt;+&lt;D8&gt;" office:value-type="float" office:value="70">
            <text:p text:style-name="P34">70</text:p>
          </table:table-cell>
          <table:table-cell table:style-name="Tableau1.F8" office:value-type="string">
            <text:p text:style-name="P39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32">8</text:p>
          </table:table-cell>
          <table:table-cell table:style-name="Tableau1.B9" office:value-type="string">
            <text:p text:style-name="P44"/>
          </table:table-cell>
          <table:table-cell table:style-name="Tableau1.C9" office:value-type="string">
            <text:p text:style-name="P45">Comment vérifier qu’une suite est croissante ou décroissante</text:p>
          </table:table-cell>
          <table:table-cell table:style-name="Tableau1.D9" office:value-type="float" office:value="10">
            <text:p text:style-name="P33">10</text:p>
          </table:table-cell>
          <table:table-cell table:style-name="Tableau1.E9" table:formula="ooow:&lt;E8&gt;+&lt;D9&gt;" office:value-type="float" office:value="80">
            <text:p text:style-name="P34">80</text:p>
          </table:table-cell>
          <table:table-cell table:style-name="Tableau1.F9" office:value-type="string">
            <text:p text:style-name="P39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9">
      <number:number number:decimal-places="3" number:min-decimal-places="3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291da"/>
    </style:style>
    <style:style style:name="MT2" style:family="text">
      <style:text-properties officeooo:rsid="0236c89b"/>
    </style:style>
    <style:style style:name="MT3" style:family="text">
      <style:text-properties officeooo:rsid="0239366b"/>
    </style:style>
    <style:style style:name="MT4" style:family="text">
      <style:text-properties officeooo:rsid="0239e144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EQ<text:span text:style-name="MT1">0</text:span><text:span text:style-name="MT2">3</text:span>-Suites <text:span text:style-name="MT3">géométriques</text:span><text:span text:style-name="MT4">(1)</text:span>.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03T11:57:44.871521382</dc:date>
    <meta:editing-duration>P3DT17H14M56S</meta:editing-duration>
    <meta:editing-cycles>817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40" meta:word-count="83" meta:character-count="452" meta:non-whitespace-character-count="409"/>
  </office:meta>
</office:document-meta>
</file>